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indent="0cm"/>
      <style:text-properties style:use-window-font-color="true"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cm" fo:margin-right="0cm" fo:text-align="center" fo:text-indent="0cm"/>
      <style:text-properties style:use-window-font-color="true" fo:font-family="'Times New Roman'" style:font-family-generic="roman" style:font-pitch="variable" fo:font-size="72pt" fo:font-style="normal" fo:font-weight="bold"/>
    </style:style>
    <style:style style:name="P6" style:family="paragraph">
      <style:paragraph-properties fo:margin-left="1.2cm" fo:margin-right="0cm" fo:text-indent="-0.6cm"/>
      <style:text-properties fo:font-size="72pt"/>
    </style:style>
    <style:style style:name="P7" style:family="paragraph">
      <style:paragraph-properties fo:margin-left="1.2cm" fo:margin-right="0cm" fo:text-indent="-0.6cm"/>
      <style:text-properties style:use-window-font-color="true" fo:font-family="'Times New Roman'" style:font-family-generic="roman" style:font-pitch="variable" fo:font-size="72pt" fo:font-style="normal" fo:font-weight="bold"/>
    </style:style>
    <style:style style:name="P8" style:family="paragraph">
      <style:paragraph-properties fo:margin-left="0cm" fo:margin-right="0cm" fo:text-indent="0cm"/>
      <style:text-properties fo:font-size="20pt"/>
    </style:style>
    <style:style style:name="T1"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Zaufałem,</text:span></text:p>
            <text:p text:style-name="P1"><text:span text:style-name="T1">zaufałem Panu</text:span></text:p>
            <text:p text:style-name="P1"><text:span text:style-name="T1">A On nade mną</text:span></text:p>
            <text:p text:style-name="P1"><text:span text:style-name="T1">się pochylił</text:span></text:p>
            <text:p text:style-name="P1"><text:span text:style-name="T1">I wysłuchał mego głosu</text:span></text:p>
            <text:p text:style-name="P1"><text:span text:style-name="T1">Z dna zagłady</text:span></text:p>
            <text:p text:style-name="P1"><text:span text:style-name="T1">mnie wydobył.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5" draw:layer="layout" svg:width="28cm" svg:height="21cm" svg:x="0cm" svg:y="0cm" presentation:class="subtitle" presentation:user-transformed="true">
          <draw:text-box>
            <text:p text:style-name="P4"><text:span text:style-name="T1">1. On postawił</text:span></text:p>
            <text:p text:style-name="P4"><text:span text:style-name="T1">moje stopy na skale,</text:span></text:p>
            <text:p text:style-name="P4"><text:span text:style-name="T1">W moje usta</text:span></text:p>
            <text:p text:style-name="P4"><text:span text:style-name="T1">włożył nową pieśń,</text:span></text:p>
            <text:p text:style-name="P4"><text:span text:style-name="T1">Wielu zobaczy</text:span></text:p>
            <text:p text:style-name="P4"><text:span text:style-name="T1">i uwierzy, i położą</text:span></text:p>
            <text:p text:style-name="P4"><text:span text:style-name="T1">swoją ufność w Panu</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7" draw:layer="layout" svg:width="28cm" svg:height="21cm" svg:x="0cm" svg:y="0cm" presentation:class="subtitle" presentation:user-transformed="true">
          <draw:text-box>
            <text:p text:style-name="P6"><text:span text:style-name="T1">Zaufałem,</text:span></text:p>
            <text:p text:style-name="P6"><text:span text:style-name="T1">zaufałem Panu</text:span></text:p>
            <text:p text:style-name="P6"><text:span text:style-name="T1">A On nade mną</text:span></text:p>
            <text:p text:style-name="P6"><text:span text:style-name="T1">się pochylił</text:span></text:p>
            <text:p text:style-name="P6"><text:span text:style-name="T1">I wysłuchał mego głosu</text:span></text:p>
            <text:p text:style-name="P6"><text:span text:style-name="T1">Z dna zagłady</text:span></text:p>
            <text:p text:style-name="P6"><text:span text:style-name="T1">mnie wydobył. /x2</text:span></text:p>
          </draw:text-box>
        </draw:frame>
        <presentation:notes draw:style-name="dp2">
          <draw:page-thumbnail draw:style-name="gr1" draw:layer="layout" svg:width="13.586cm" svg:height="11.136cm" svg:x="3.705cm" svg:y="2.256cm" draw:page-number="3" presentation:class="page"/>
          <draw:frame presentation:style-name="pr4" draw:text-style-name="P8"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1" draw:text-style-name="P2" draw:layer="layout" svg:width="28cm" svg:height="21cm" svg:x="0cm" svg:y="0cm" presentation:class="subtitle" presentation:user-transformed="true">
          <draw:text-box>
            <text:p text:style-name="P1"><text:span text:style-name="T1">2. Błogosławiony,</text:span></text:p>
            <text:p text:style-name="P1"><text:span text:style-name="T1">kto zawierzył Panu,</text:span></text:p>
            <text:p text:style-name="P1"><text:span text:style-name="T1">Swą nadzieję</text:span></text:p>
            <text:p text:style-name="P1"><text:span text:style-name="T1">złożył w swoim Bogu</text:span></text:p>
            <text:p text:style-name="P1"><text:span text:style-name="T1">A nie idzie za pysznymi</text:span></text:p>
            <text:p text:style-name="P1"><text:span text:style-name="T1">I nie kroczy</text:span></text:p>
            <text:p text:style-name="P1"><text:span text:style-name="T1">drogą kłamstwa</text:span></text:p>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7" draw:layer="layout" svg:width="28cm" svg:height="21cm" svg:x="0cm" svg:y="0cm" presentation:class="subtitle" presentation:user-transformed="true">
          <draw:text-box>
            <text:p text:style-name="P6"><text:span text:style-name="T1">Zaufałem,</text:span></text:p>
            <text:p text:style-name="P6"><text:span text:style-name="T1">zaufałem Panu</text:span></text:p>
            <text:p text:style-name="P6"><text:span text:style-name="T1">A On nade mną</text:span></text:p>
            <text:p text:style-name="P6"><text:span text:style-name="T1">się pochylił</text:span></text:p>
            <text:p text:style-name="P6"><text:span text:style-name="T1">I wysłuchał mego głosu</text:span></text:p>
            <text:p text:style-name="P6"><text:span text:style-name="T1">Z dna zagłady</text:span></text:p>
            <text:p text:style-name="P6"><text:span text:style-name="T1">mnie wydobył. /x2</text:span></text:p>
          </draw:text-box>
        </draw:frame>
        <presentation:notes draw:style-name="dp2">
          <draw:page-thumbnail draw:style-name="gr1" draw:layer="layout" svg:width="13.586cm" svg:height="11.136cm" svg:x="3.705cm" svg:y="2.256cm" draw:page-number="5" presentation:class="page"/>
          <draw:frame presentation:style-name="pr6" draw:text-style-name="P8"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3. Wiele cudów dla nas</text:span></text:p>
            <text:p text:style-name="P1"><text:span text:style-name="T1">uczyniłeś. W Twych</text:span></text:p>
            <text:p text:style-name="P1"><text:span text:style-name="T1">zamiarach nikt Ci nie</text:span></text:p>
            <text:p text:style-name="P1"><text:span text:style-name="T1">dorówna. Gdybym</text:span></text:p>
            <text:p text:style-name="P1"><text:span text:style-name="T1">chciał je wypowiedzieć</text:span></text:p>
            <text:p text:style-name="P1"><text:span text:style-name="T1">Jest ich więcej,</text:span></text:p>
            <text:p text:style-name="P1"><text:span text:style-name="T1">niżby można zliczyć</text:span></text:p>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7" draw:layer="layout" svg:width="28cm" svg:height="21cm" svg:x="0cm" svg:y="0cm" presentation:class="subtitle" presentation:user-transformed="true">
          <draw:text-box>
            <text:p text:style-name="P6"><text:span text:style-name="T1">Zaufałem,</text:span></text:p>
            <text:p text:style-name="P6"><text:span text:style-name="T1">zaufałem Panu</text:span></text:p>
            <text:p text:style-name="P6"><text:span text:style-name="T1">A On nade mną</text:span></text:p>
            <text:p text:style-name="P6"><text:span text:style-name="T1">się pochylił</text:span></text:p>
            <text:p text:style-name="P6"><text:span text:style-name="T1">I wysłuchał mego głosu</text:span></text:p>
            <text:p text:style-name="P6"><text:span text:style-name="T1">Z dna zagłady</text:span></text:p>
            <text:p text:style-name="P6"><text:span text:style-name="T1">mnie wydobył. /x2</text:span></text:p>
          </draw:text-box>
        </draw:frame>
        <presentation:notes draw:style-name="dp2">
          <draw:page-thumbnail draw:style-name="gr1" draw:layer="layout" svg:width="13.586cm" svg:height="11.136cm" svg:x="3.705cm" svg:y="2.256cm" draw:page-number="7" presentation:class="page"/>
          <draw:frame presentation:style-name="pr8" draw:text-style-name="P8"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0:52:56</meta:creation-date>
    <dc:date>2013-06-25T18:54:19.21</dc:date>
    <dc:language>en-US</dc:language>
    <meta:editing-cycles>10</meta:editing-cycles>
    <meta:editing-duration>PT35M1S</meta:editing-duration>
    <meta:document-statistic meta:object-count="36"/>
    <meta:user-defined meta:name="Info 1"/>
    <meta:user-defined meta:name="Info 2"/>
    <meta:user-defined meta:name="Info 3"/>
    <meta:user-defined meta:name="Info 4"/>
  </office:meta>
</office:document-meta>
</file>